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Codec.deserialze( DefaultJSONParser parser , Type type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Model( String name , T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369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elProperties.ModelProperties( String color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Codec.write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Properties( T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Properties.set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Properties.Mode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elProperties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Properties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Properties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